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e0577" officeooo:paragraph-rsid="001e057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e0577" officeooo:paragraph-rsid="001e057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e0577" officeooo:paragraph-rsid="001e0577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2396fe"/>
    </style:style>
    <style:style style:name="P5" style:family="paragraph" style:parent-style-name="Standard">
      <style:paragraph-properties fo:text-align="justify" style:justify-single-word="false"/>
      <style:text-properties fo:font-size="14pt" officeooo:rsid="001e0577" officeooo:paragraph-rsid="001e057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e0577" officeooo:paragraph-rsid="002583da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2583da" officeooo:paragraph-rsid="002583da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808080" fo:font-size="26pt" fo:letter-spacing="normal" style:text-underline-style="solid" style:text-underline-width="auto" style:text-underline-color="font-color" fo:font-weight="bold" officeooo:rsid="001e0577" officeooo:paragraph-rsid="001e0577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0pt" officeooo:rsid="001e0577" officeooo:paragraph-rsid="002583da" style:font-size-asian="20pt" style:font-size-complex="2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e0577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583da" style:font-size-asian="18pt" style:font-weight-asian="bold" style:font-size-complex="18pt" style:font-weight-complex="bold"/>
    </style:style>
    <style:style style:name="T4" style:family="text">
      <style:text-properties officeooo:rsid="0021a79b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style:font-name="Liberation Serif" fo:letter-spacing="normal" fo:font-style="normal" fo:font-weight="normal" officeooo:rsid="002396fe" style:font-size-asian="14pt" style:font-weight-asian="normal" style:font-size-complex="14pt" style:font-weight-complex="normal"/>
    </style:style>
    <style:style style:name="T7" style:family="text">
      <style:text-properties officeooo:rsid="001e0577" style:font-size-asian="14pt" style:font-size-complex="14pt"/>
    </style:style>
    <style:style style:name="T8" style:family="text">
      <style:text-properties style:font-name="Liberation Serif" fo:font-weight="normal" officeooo:rsid="001e0577" style:font-size-asian="14pt" style:font-weight-asian="normal" style:font-size-complex="14pt" style:font-weight-complex="normal"/>
    </style:style>
    <style:style style:name="T9" style:family="text">
      <style:text-properties style:font-name="Liberation Serif" fo:font-weight="normal" officeooo:rsid="002396fe" style:font-size-asian="14pt" style:font-weight-asian="normal" style:font-size-complex="14pt" style:font-weight-complex="normal"/>
    </style:style>
    <style:style style:name="T10" style:family="text">
      <style:text-properties style:font-name="sans-serif" fo:font-size="9pt" fo:font-style="normal" fo:font-weight="normal"/>
    </style:style>
    <style:style style:name="T11" style:family="text">
      <style:text-properties fo:font-size="14pt" fo:font-weight="bold" officeooo:rsid="002583da" style:font-size-asian="14pt" style:font-weight-asian="bold" style:font-size-complex="14pt" style:font-weight-complex="bold"/>
    </style:style>
    <style:style style:name="T12" style:family="text">
      <style:text-properties officeooo:rsid="002583d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3da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GPF: MyCash</text:p>
      <text:p text:style-name="P8"><text:span text:style-name="T10"/></text:p>
      <text:p text:style-name="P4"><text:span text:style-name="T2">- Met</text:span><text:span text:style-name="T3">hodology</text:span><text:span text:style-name="T2">:</text:span><text:span text:style-name="T7"> </text:span><text:span text:style-name="T5">Dynamic System Development Method </text:span><text:span text:style-name="T6">(</text:span><text:span text:style-name="T8">DSDM</text:span><text:span text:style-name="T9">)</text:span><text:span text:style-name="T8">.</text:span></text:p>
      <text:p text:style-name="P1"><text:span text:style-name="T1">- </text:span><text:span text:style-name="T3">Tools</text:span><text:span text:style-name="T1">: </text:span>- Pycharm</text:p>
      <text:p text:style-name="P1"><text:s text:c="26"/>- Django (1.9)</text:p>
      <text:p text:style-name="P1"><text:s text:c="26"/>- Python (3.5)</text:p>
      <text:p text:style-name="P1"><text:s text:c="26"/>- Javascript (ECMA Script 2016)</text:p>
      <text:p text:style-name="P1"><text:s text:c="26"/>- CSS3 y HTML5</text:p>
      <text:p text:style-name="P2">- <text:span text:style-name="T4">Note:</text:span></text:p>
      <text:p text:style-name="P6"><text:s text:c="26"/>- <text:span text:style-name="T12">Python code style: PEP8 (PyCharm helps you in this).</text:span></text:p>
      <text:p text:style-name="P6"><text:tab/><text:tab/> <text:s text:c="5"/>- <text:span text:style-name="T12">Code in English.<text:tab/></text:span></text:p>
      <text:p text:style-name="P6"><text:span text:style-name="T12"><text:s/><text:tab/><text:tab/> <text:s text:c="5"/>- Documentation in Spanish.</text:span></text:p>
      <text:p text:style-name="P1"/>
      <text:p text:style-name="P1"/>
      <text:p text:style-name="P9"><text:span text:style-name="T14">First presentation (April 19):</text:span></text:p>
      <text:p text:style-name="P7">- Work plan - Gantt chart (Alonso).</text:p>
      <text:p text:style-name="P7">- Requirements specialization (Alonso).</text:p>
      <text:p text:style-name="P7">- Use cases (David).</text:p>
      <text:p text:style-name="P7">- Specification of use cases (David).</text:p>
      <text:p text:style-name="P7">- Architecture (Alonso).</text:p>
      <text:p text:style-name="P7">- Storage planning (Percy).</text:p>
      <text:p text:style-name="P7">- Code: Documentation (Percy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28:05.264203257</meta:creation-date>
    <dc:date>2018-04-19T07:55:33.800881440</dc:date>
    <meta:editing-duration>PT25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4" meta:character-count="655" meta:non-whitespace-character-count="442"/>
  </office:meta>
</office:document-meta>
</file>